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1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3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tyle="italic" style:font-style-asian="italic" style:font-style-complex="italic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tyle="italic" style:font-style-asian="italic" style:font-style-complex="italic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4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fo:font-style="italic" style:font-style-asian="italic" style:font-style-complex="italic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tyle="italic" style:font-style-asian="italic" style:font-style-complex="italic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cell-content()=&quot;Non Soddisfatto&quot;" style:apply-style-name="Error" style:base-cell-address="Foglio1.B4"/>
      <style:map style:condition="cell-content()=&quot;Soddisfatto&quot;" style:apply-style-name="Good" style:base-cell-address="Foglio1.B4"/>
      <style:map style:condition="cell-content()=0" style:apply-style-name="Accent" style:base-cell-address="Foglio1.B4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 fo:border="none"/>
    </style:style>
    <style:style style:name="ce61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45"/>
        <table:table-column table:style-name="co3" table:default-cell-style-name="ce20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3" office:value-type="string" calcext:value-type="string">
            <text:p>IDENTIFICATIVO</text:p>
          </table:table-cell>
          <table:table-cell table:style-name="ce23" office:value-type="string" calcext:value-type="string">
            <text:p>STATO</text:p>
          </table:table-cell>
          <table:table-cell table:style-name="ce3" office:value-type="string" calcext:value-type="string">
            <text:p>OBBLIGATORIETA’</text:p>
          </table:table-cell>
          <table:table-cell/>
          <table:table-cell table:style-name="ce57"/>
          <table:table-cell table:number-columns-repeated="2"/>
        </table:table-row>
        <table:table-row table:style-name="ro1">
          <table:table-cell table:style-name="ce1"/>
          <table:table-cell table:style-name="ce5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2" table:number-rows-spanned="1">
            <text:p>REQUISITI FUNZIONALI</text:p>
          </table:table-cell>
          <table:covered-table-cell table:style-name="ce6"/>
          <table:table-cell table:number-columns-repeated="2"/>
          <table:table-cell table:style-name="ce20" table:number-columns-repeated="2"/>
          <table:table-cell/>
        </table:table-row>
        <table:table-row table:style-name="ro1">
          <table:table-cell table:style-name="ce14" office:value-type="string" calcext:value-type="string">
            <text:p>ROF1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/>
          <table:table-cell table:style-name="ce58" office:value-type="string" calcext:value-type="string">
            <text:p>Requisiti Obbligatori Coperti</text:p>
          </table:table-cell>
          <table:table-cell table:style-name="ce61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table:style-name="ce14" office:value-type="string" calcext:value-type="string">
            <text:p>ROF1.1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/>
          <table:table-cell table:style-name="ce58" office:value-type="string" calcext:value-type="string">
            <text:p>Requisiti Opzionali/Desiderabili Coperti</text:p>
          </table:table-cell>
          <table:table-cell table:style-name="ce62" office:value-type="percentage" office:value="0.7058" calcext:value-type="percentage">
            <text:p>70,58%</text:p>
          </table:table-cell>
          <table:table-cell table:style-name="ce64"/>
        </table:table-row>
        <table:table-row table:style-name="ro1">
          <table:table-cell table:style-name="ce14" office:value-type="string" calcext:value-type="string">
            <text:p>ROF1.2</text:p>
          </table:table-cell>
          <table:table-cell table:style-name="ce8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2"/>
          <table:table-cell table:style-name="ce63"/>
          <table:table-cell table:style-name="ce39"/>
        </table:table-row>
        <table:table-row table:style-name="ro1">
          <table:table-cell table:style-name="ce15" office:value-type="string" calcext:value-type="string">
            <text:p>ROF1.3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2"/>
          <table:table-cell table:style-name="ce33"/>
          <table:table-cell table:style-name="ce39"/>
        </table:table-row>
        <table:table-row table:style-name="ro1">
          <table:table-cell table:style-name="ce14" office:value-type="string" calcext:value-type="string">
            <text:p>ROF1.4</text:p>
          </table:table-cell>
          <table:table-cell table:style-name="ce9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FF1.4.1</text:p>
          </table:table-cell>
          <table:table-cell table:style-name="ce10" office:value-type="string" calcext:value-type="string">
            <text:p>Soddisfatto</text:p>
          </table:table-cell>
          <table:table-cell table:style-name="ce18" office:value-type="string" calcext:value-type="string">
            <text:p>Opzionale</text:p>
          </table:table-cell>
          <table:table-cell table:style-name="ce32"/>
          <table:table-cell table:style-name="ce38"/>
          <table:table-cell table:number-columns-repeated="2"/>
        </table:table-row>
        <table:table-row table:style-name="ro1">
          <table:table-cell table:style-name="ce14" office:value-type="string" calcext:value-type="string">
            <text:p>RFF1.4.2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pzionale</text:p>
          </table:table-cell>
          <table:table-cell table:style-name="ce33"/>
          <table:table-cell table:style-name="ce39"/>
          <table:table-cell table:number-columns-repeated="2"/>
        </table:table-row>
        <table:table-row table:style-name="ro1">
          <table:table-cell table:style-name="ce14" office:value-type="string" calcext:value-type="string">
            <text:p>ROF1.5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style-name="ce33"/>
          <table:table-cell table:style-name="ce39"/>
          <table:table-cell table:number-columns-repeated="2"/>
        </table:table-row>
        <table:table-row table:style-name="ro1">
          <table:table-cell table:style-name="ce14" office:value-type="string" calcext:value-type="string">
            <text:p>RDF1.6</text:p>
          </table:table-cell>
          <table:table-cell table:style-name="ce25" office:value-type="string" calcext:value-type="string">
            <text:p>Non 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ROF1.7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1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1.1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1.2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3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3.1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3.2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3.3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3.4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3.5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3.6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4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5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6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6.1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6.2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DF2.5.6.3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6.4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DF2.5.6.5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7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8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9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9.1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12.5.9.2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9.4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9.5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10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5.11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6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6.1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6.2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6.3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6.4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2.7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3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3.1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3.2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3.2.4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3.2.5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3.2.6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3.3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4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5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5.1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5.2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5.3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5.4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5.5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3.6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4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4.4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4.4.3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4.4.4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4.4.5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4.4.6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FF4.4.7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pzionale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FF4.4.7.1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pzionale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4.4.8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4.5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FF4.5.1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pzionale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FF4.5.1.1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pzionale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4.6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DF4.6.1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4.7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4.7.1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4.7.2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7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7.1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7.1.1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OF7.1.2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ROF7.1.3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F7.2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F7.2.1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F7.2.2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F7.3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DF8</text:p>
          </table:table-cell>
          <table:table-cell table:style-name="ce28" office:value-type="string" calcext:value-type="string">
            <text:p>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DF8.1</text:p>
          </table:table-cell>
          <table:table-cell table:style-name="ce28" office:value-type="string" calcext:value-type="string">
            <text:p>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DF8.2</text:p>
          </table:table-cell>
          <table:table-cell table:style-name="ce28" office:value-type="string" calcext:value-type="string">
            <text:p>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DF8.3</text:p>
          </table:table-cell>
          <table:table-cell table:style-name="ce28" office:value-type="string" calcext:value-type="string">
            <text:p>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DF8.3.1</text:p>
          </table:table-cell>
          <table:table-cell table:style-name="ce28" office:value-type="string" calcext:value-type="string">
            <text:p>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DF8.3.2</text:p>
          </table:table-cell>
          <table:table-cell table:style-name="ce28" office:value-type="string" calcext:value-type="string">
            <text:p>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DF8.4</text:p>
          </table:table-cell>
          <table:table-cell table:style-name="ce28" office:value-type="string" calcext:value-type="string">
            <text:p>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F9</text:p>
          </table:table-cell>
          <table:table-cell table:style-name="ce40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F9.1</text:p>
          </table:table-cell>
          <table:table-cell table:style-name="ce40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F9.1.1</text:p>
          </table:table-cell>
          <table:table-cell table:style-name="ce40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F9.2</text:p>
          </table:table-cell>
          <table:table-cell table:style-name="ce40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DF10</text:p>
          </table:table-cell>
          <table:table-cell table:style-name="ce28" office:value-type="string" calcext:value-type="string">
            <text:p>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DF10.1</text:p>
          </table:table-cell>
          <table:table-cell table:style-name="ce28" office:value-type="string" calcext:value-type="string">
            <text:p>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DF10.2</text:p>
          </table:table-cell>
          <table:table-cell table:style-name="ce28" office:value-type="string" calcext:value-type="string">
            <text:p>Non 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DF10.2.1</text:p>
          </table:table-cell>
          <table:table-cell table:style-name="ce28" office:value-type="string" calcext:value-type="string">
            <text:p>Non 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DF10.3</text:p>
          </table:table-cell>
          <table:table-cell table:style-name="ce28" office:value-type="string" calcext:value-type="string">
            <text:p>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DF10.4</text:p>
          </table:table-cell>
          <table:table-cell table:style-name="ce28" office:value-type="string" calcext:value-type="string">
            <text:p>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20"/>
          <table:table-cell table:style-name="ce42"/>
          <table:table-cell table:number-columns-repeated="5"/>
        </table:table-row>
        <table:table-row table:style-name="ro1">
          <table:table-cell table:style-name="ce21" office:value-type="string" calcext:value-type="string" table:number-columns-spanned="2" table:number-rows-spanned="1">
            <text:p>REQUISITI QUALITA’</text:p>
          </table:table-cell>
          <table:covered-table-cell table:style-name="ce43"/>
          <table:table-cell table:number-columns-repeated="5"/>
        </table:table-row>
        <table:table-row table:style-name="ro1">
          <table:table-cell table:style-name="ce18" office:value-type="string" calcext:value-type="string">
            <text:p>ROQ1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Q1.1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Q1.2</text:p>
          </table:table-cell>
          <table:table-cell table:style-name="ce25" office:value-type="string" calcext:value-type="string">
            <text:p>Non 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Q1.3</text:p>
          </table:table-cell>
          <table:table-cell table:style-name="ce25" office:value-type="string" calcext:value-type="string">
            <text:p>Non 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Q2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Q2.1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Q2.2</text:p>
          </table:table-cell>
          <table:table-cell table:style-name="ce25" office:value-type="string" calcext:value-type="string">
            <text:p>Non 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Q3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DQ5</text:p>
          </table:table-cell>
          <table:table-cell table:style-name="ce25" office:value-type="string" calcext:value-type="string">
            <text:p>Non 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DQ6</text:p>
          </table:table-cell>
          <table:table-cell table:style-name="ce25" office:value-type="string" calcext:value-type="string">
            <text:p>Non 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DQ7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DQ8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DQ9</text:p>
          </table:table-cell>
          <table:table-cell table:style-name="ce25" office:value-type="string" calcext:value-type="string">
            <text:p>Non 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DQ10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DQ11</text:p>
          </table:table-cell>
          <table:table-cell table:style-name="ce25" office:value-type="string" calcext:value-type="string">
            <text:p>Non Soddisfatto</text:p>
          </table:table-cell>
          <table:table-cell table:style-name="ce18" office:value-type="string" calcext:value-type="string">
            <text:p>Desiderabile</text:p>
          </table:table-cell>
          <table:table-cell table:number-columns-repeated="4"/>
        </table:table-row>
        <table:table-row table:style-name="ro1">
          <table:table-cell table:style-name="ce20"/>
          <table:table-cell table:style-name="ce44"/>
          <table:table-cell table:number-columns-repeated="5"/>
        </table:table-row>
        <table:table-row table:style-name="ro1">
          <table:table-cell table:style-name="ce22" office:value-type="string" calcext:value-type="string" table:number-columns-spanned="2" table:number-rows-spanned="1">
            <text:p>REQUISITI VINCOLO</text:p>
          </table:table-cell>
          <table:covered-table-cell table:style-name="ce53"/>
          <table:table-cell table:number-columns-repeated="5"/>
        </table:table-row>
        <table:table-row table:style-name="ro1">
          <table:table-cell table:style-name="ce18" office:value-type="string" calcext:value-type="string">
            <text:p>ROV1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V2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V3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V4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V5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V6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V8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V9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V10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V11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ROV12</text:p>
          </table:table-cell>
          <table:table-cell table:style-name="ce25" office:value-type="string" calcext:value-type="string">
            <text:p>Soddisfatto</text:p>
          </table:table-cell>
          <table:table-cell table:style-name="ce18" office:value-type="string" calcext:value-type="string">
            <text:p>Obbligatorio</text:p>
          </table:table-cell>
          <table:table-cell table:number-columns-repeated="4"/>
        </table:table-row>
        <table:table-row table:style-name="ro1" table:number-rows-repeated="1048438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Foglio1.B4:Foglio1.B137">
            <calcext:condition calcext:apply-style-name="Error" calcext:value="=&quot;Non Soddisfatto&quot;" calcext:base-cell-address="Foglio1.B4"/>
            <calcext:condition calcext:apply-style-name="Good" calcext:value="=&quot;Soddisfatto&quot;" calcext:base-cell-address="Foglio1.B4"/>
            <calcext:condition calcext:apply-style-name="Accent" calcext:value="=0" calcext:base-cell-address="Foglio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21:07:00.01867081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0:30:29.883042339</meta:creation-date>
    <dc:date>2019-04-11T22:00:10.592937778</dc:date>
    <meta:editing-duration>PT2H36M41S</meta:editing-duration>
    <meta:editing-cycles>34</meta:editing-cycles>
    <meta:generator>LibreOffice/6.1.5.2$Linux_X86_64 LibreOffice_project/10$Build-2</meta:generator>
    <meta:document-statistic meta:table-count="1" meta:cell-count="400" meta:object-count="0"/>
  </office:meta>
</office:document-meta>
</file>